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number-columns-repeated="16374" table:default-cell-style-name="ce32"/>
        <table:table-column table:style-name="co10" table:default-cell-style-name="ce35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31" office:value-type="string" calcext:value-type="string">
            <text:p>英语品中国：科技篇</text:p>
          </table:table-cell>
          <table:table-cell table:style-name="ce3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3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31" office:value-type="string" calcext:value-type="string">
            <text:p>电子电路测量与设计实验</text:p>
          </table:table-cell>
          <table:table-cell table:style-name="ce3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31" office:value-type="string" calcext:value-type="string">
            <text:p>大学物理学 力学、热学</text:p>
          </table:table-cell>
          <table:table-cell table:style-name="ce3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31" office:value-type="string" calcext:value-type="string">
            <text:p>计算机操作系统：慕课版</text:p>
          </table:table-cell>
          <table:table-cell table:style-name="ce3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31" office:value-type="string" calcext:value-type="string">
            <text:p>工程数学 矢量分析与场论</text:p>
          </table:table-cell>
          <table:table-cell table:style-name="ce31" office:value-type="string" calcext:value-type="string">
            <text:p>谢树艺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31" office:value-type="string" calcext:value-type="string">
            <text:p>大学计算机基础</text:p>
          </table:table-cell>
          <table:table-cell table:style-name="ce31" office:value-type="string" calcext:value-type="string">
            <text:p>牛少彰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31" office:value-type="string" calcext:value-type="string">
            <text:p>高等代数 下册</text:p>
          </table:table-cell>
          <table:table-cell table:style-name="ce31" office:value-type="string" calcext:value-type="string">
            <text:p>丘维声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31" office:value-type="string" calcext:value-type="string">
            <text:p>大学物理学 下册</text:p>
          </table:table-cell>
          <table:table-cell table:style-name="ce3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31" office:value-type="string" calcext:value-type="string">
            <text:p>数字电路与逻辑设计</text:p>
          </table:table-cell>
          <table:table-cell table:style-name="ce3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3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31" office:value-type="string" calcext:value-type="string">
            <text:p>应用密码学</text:p>
          </table:table-cell>
          <table:table-cell table:style-name="ce3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31" office:value-type="string" calcext:value-type="string">
            <text:p>高等数学 下册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31" office:value-type="string" calcext:value-type="string">
            <text:p>新概念物理教程 光学</text:p>
          </table:table-cell>
          <table:table-cell table:style-name="ce31" office:value-type="string" calcext:value-type="string">
            <text:p>赵凯华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31" office:value-type="string" calcext:value-type="string">
            <text:p>大学物理学 上册</text:p>
          </table:table-cell>
          <table:table-cell table:style-name="ce3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3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3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31" office:value-type="string" calcext:value-type="string">
            <text:p>组合数学引论</text:p>
          </table:table-cell>
          <table:table-cell table:style-name="ce3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31" office:value-type="string" calcext:value-type="string">
            <text:p>习近平新时代中国特色社会主义思想概论</text:p>
          </table:table-cell>
          <table:table-cell table:style-name="ce31" office:value-type="string" calcext:value-type="string">
            <text:p>习近平新时代中国特色社会主义思想概论编写组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31" office:value-type="string" calcext:value-type="string">
            <text:p>大学物理学 中册</text:p>
          </table:table-cell>
          <table:table-cell table:style-name="ce3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31" office:value-type="string" calcext:value-type="string">
            <text:p>计算机网络：自顶向下方法（原书第八版）</text:p>
          </table:table-cell>
          <table:table-cell table:style-name="ce31" office:value-type="string" calcext:value-type="string">
            <text:p>James F. Kurose/Keith W. Ross</text:p>
          </table:table-cell>
          <table:table-cell table:style-name="ce3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31" office:value-type="string" calcext:value-type="string">
            <text:p>形式语言与自动机</text:p>
          </table:table-cell>
          <table:table-cell table:style-name="ce3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31" office:value-type="string" calcext:value-type="string">
            <text:p>工科数学分析基础 下册</text:p>
          </table:table-cell>
          <table:table-cell table:style-name="ce3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31" office:value-type="string" calcext:value-type="string">
            <text:p>信号与系统（第三版）习题解析</text:p>
          </table:table-cell>
          <table:table-cell table:style-name="ce31" office:value-type="string" calcext:value-type="string">
            <text:p>谷源涛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31" office:value-type="string" calcext:value-type="string">
            <text:p>理论物理学教程 第1卷 力学 第5版</text:p>
          </table:table-cell>
          <table:table-cell table:style-name="ce31" office:value-type="string" calcext:value-type="string">
            <text:p>Л. Д. 朗道/E. М. 粟弗席兹</text:p>
          </table:table-cell>
          <table:table-cell table:style-name="ce3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31" office:value-type="string" calcext:value-type="string">
            <text:p>电子技术基础 模拟部分</text:p>
          </table:table-cell>
          <table:table-cell table:style-name="ce3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31"/>
          <table:table-cell office:value-type="string" calcext:value-type="string">
            <text:p>7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3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3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31" office:value-type="string" calcext:value-type="string">
            <text:p>夏宇闻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31" office:value-type="string" calcext:value-type="string">
            <text:p>大学生数学竞赛教程</text:p>
          </table:table-cell>
          <table:table-cell table:style-name="ce31" office:value-type="string" calcext:value-type="string">
            <text:p>蒲和平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31" office:value-type="string" calcext:value-type="string">
            <text:p>物理学教程 上册</text:p>
          </table:table-cell>
          <table:table-cell table:style-name="ce3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31" office:value-type="string" calcext:value-type="string">
            <text:p>复变函数</text:p>
          </table:table-cell>
          <table:table-cell table:style-name="ce31" office:value-type="string" calcext:value-type="string">
            <text:p>西安交通大学高等数学教研室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31" office:value-type="string" calcext:value-type="string">
            <text:p>现代密码学教程</text:p>
          </table:table-cell>
          <table:table-cell table:style-name="ce3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31" office:value-type="string" calcext:value-type="string">
            <text:p>数学物理方法——理论、历史与计算机</text:p>
          </table:table-cell>
          <table:table-cell table:style-name="ce31" office:value-type="string" calcext:value-type="string">
            <text:p>郭玉翠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3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3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31" office:value-type="string" calcext:value-type="string">
            <text:p>高等数学 上册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31" office:value-type="string" calcext:value-type="string">
            <text:p>数字电路答疑解惑与典型题解</text:p>
          </table:table-cell>
          <table:table-cell table:style-name="ce3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31" office:value-type="string" calcext:value-type="string">
            <text:p>跨文化交际实用教程</text:p>
          </table:table-cell>
          <table:table-cell table:style-name="ce31" office:value-type="string" calcext:value-type="string">
            <text:p>胡超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31" office:value-type="string" calcext:value-type="string">
            <text:p>电路分析与电子电路基础</text:p>
          </table:table-cell>
          <table:table-cell table:style-name="ce3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31" office:value-type="string" calcext:value-type="string">
            <text:p>工科数学分析基础 上册</text:p>
          </table:table-cell>
          <table:table-cell table:style-name="ce3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31" office:value-type="string" calcext:value-type="string">
            <text:p>物理学教程 下册</text:p>
          </table:table-cell>
          <table:table-cell table:style-name="ce3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31" office:value-type="string" calcext:value-type="string">
            <text:p>大学物理学 电磁学、光学、量子物理</text:p>
          </table:table-cell>
          <table:table-cell table:style-name="ce3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31" office:value-type="string" calcext:value-type="string">
            <text:p>高等数学试题集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31" office:value-type="string" calcext:value-type="string">
            <text:p>普通化学原理</text:p>
          </table:table-cell>
          <table:table-cell table:style-name="ce3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31" office:value-type="string" calcext:value-type="string">
            <text:p>毛译东思想与中国特色社会主义理论体系概论：2023年版</text:p>
          </table:table-cell>
          <table:table-cell table:style-name="ce3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赵志诚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3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3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3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31" office:value-type="string" calcext:value-type="string">
            <text:p>Lucas, S. E./殷苏娅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31" office:value-type="string" calcext:value-type="string">
            <text:p>工程数学 复变函数（第四版）学习辅导与习题选解</text:p>
          </table:table-cell>
          <table:table-cell table:style-name="ce31" office:value-type="string" calcext:value-type="string">
            <text:p>王绵森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31" office:value-type="string" calcext:value-type="string">
            <text:p>计算机组成原理：立体化教材</text:p>
          </table:table-cell>
          <table:table-cell table:style-name="ce3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31"/>
          <table:table-cell office:value-type="string" calcext:value-type="string">
            <text:p>6</text:p>
          </table:table-cell>
          <table:table-cell table:style-name="ce3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31" office:value-type="string" calcext:value-type="string">
            <text:p>电路分析基础</text:p>
          </table:table-cell>
          <table:table-cell table:style-name="ce3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31" office:value-type="string" calcext:value-type="string">
            <text:p>高等数学（经管类） 下册</text:p>
          </table:table-cell>
          <table:table-cell table:style-name="ce3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string" calcext:value-type="string">
            <text:p>北京邮电大学数学系概率教学组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3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31" office:value-type="string" calcext:value-type="string">
            <text:p>田辉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3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3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31" office:value-type="string" calcext:value-type="string">
            <text:p>电子电路基础及通信电子电路学习指导书</text:p>
          </table:table-cell>
          <table:table-cell table:style-name="ce31" office:value-type="string" calcext:value-type="string">
            <text:p>刘宝玲/胡春静/郭琳/孙文生/刘培植/张晓莹/邓钢/崔琪楠/李立华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31" office:value-type="string" calcext:value-type="string">
            <text:p>通信原理</text:p>
          </table:table-cell>
          <table:table-cell table:style-name="ce3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31" office:value-type="string" calcext:value-type="string">
            <text:p>线性代数与几何学习辅导</text:p>
          </table:table-cell>
          <table:table-cell table:style-name="ce3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31"/>
          <table:table-cell office:value-type="string" calcext:value-type="string">
            <text:p>5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3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31" office:value-type="string" calcext:value-type="string">
            <text:p>信号与系统引论</text:p>
          </table:table-cell>
          <table:table-cell table:style-name="ce3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31" office:value-type="string" calcext:value-type="string">
            <text:p>现代密码学教程</text:p>
          </table:table-cell>
          <table:table-cell table:style-name="ce3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31" office:value-type="string" calcext:value-type="string">
            <text:p>软件项目管理案例教程</text:p>
          </table:table-cell>
          <table:table-cell table:style-name="ce3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3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6" table:number-columns-repeated="16376" table:default-cell-style-name="ce35"/>
        <table:table-column table:style-name="co10" table:default-cell-style-name="ce35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9" office:value-type="string" calcext:value-type="string">
            <text:p>矩阵论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3">大学物理</text:span><text:span text:style-name="T4">C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3">大学物理</text:span><text:span text:style-name="T4">C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信号与系统</text:p>
          </table:table-cell>
          <table:table-cell table:style-name="ce39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信号与系统</text:p>
          </table:table-cell>
          <table:table-cell table:style-name="ce39"/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0f7954bee718e0ed6c99deb9ae347c2</text:p>
          </table:table-cell>
          <table:table-cell table:style-name="ce35" office:value-type="string" calcext:value-type="string">
            <text:p>本科</text:p>
          </table:table-cell>
          <table:table-cell table:style-name="ce35"/>
          <table:table-cell table:style-name="ce35" office:value-type="string" calcext:value-type="string">
            <text:p>2018-2019-2</text:p>
          </table:table-cell>
          <table:table-cell table:style-name="ce35" office:value-type="string" calcext:value-type="string">
            <text:p>大学物理E（上）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9" office:value-type="string" calcext:value-type="string">
            <text:p>高等数学A（上）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9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9" office:value-type="string" calcext:value-type="string">
            <text:p>概率论与数理统计</text:p>
          </table:table-cell>
          <table:table-cell table:style-name="ce39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9" office:value-type="string" calcext:value-type="string">
            <text:p>离散数学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9" office:value-type="string" calcext:value-type="string">
            <text:p>计算机组成与系统结构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9" office:value-type="string" calcext:value-type="string">
            <text:p>矩阵理论和方法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9" office:value-type="string" calcext:value-type="string">
            <text:p>大学计算机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35"/>
        <table:table-column table:style-name="co23" table:default-cell-style-name="ce35"/>
        <table:table-column table:style-name="co10" table:number-columns-repeated="16377" table:default-cell-style-name="ce35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4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4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6:55:31.618466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6T16:58:28.351991953</dc:date>
    <meta:editing-cycles>576</meta:editing-cycles>
    <meta:editing-duration>P3DT17H3M58S</meta:editing-duration>
    <meta:generator>LibreOffice/24.2.4.2$Linux_X86_64 LibreOffice_project/420$Build-2</meta:generator>
    <meta:document-statistic meta:table-count="3" meta:cell-count="4253" meta:object-count="0"/>
    <meta:user-defined meta:name="AppVersion">15.0000</meta:user-defined>
  </office:meta>
</office:document-meta>
</file>